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ugi" svg:font-family="Gu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Gugi" fo:font-size="54pt" officeooo:rsid="0008f226" officeooo:paragraph-rsid="0008f226" style:font-size-asian="54pt" style:font-size-complex="54pt"/>
    </style:style>
    <style:style style:name="P2" style:family="paragraph" style:parent-style-name="Standard">
      <style:text-properties style:font-name="Gugi" fo:font-size="54pt" officeooo:rsid="000c7903" officeooo:paragraph-rsid="000c7903" style:font-size-asian="54pt" style:font-size-complex="54pt"/>
    </style:style>
    <style:style style:name="P3" style:family="paragraph" style:parent-style-name="Standard" style:master-page-name="">
      <loext:graphic-properties draw:fill="none"/>
      <style:paragraph-properties fo:margin-left="0cm" fo:margin-right="-0.801cm" fo:text-indent="0cm" style:auto-text-indent="false" style:page-number="auto" fo:background-color="transparent"/>
      <style:text-properties style:font-name="Gugi" fo:font-size="54pt" officeooo:rsid="0008f226" officeooo:paragraph-rsid="0008f226" style:font-size-asian="54pt" style:font-size-complex="5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 <text:tab/> <text:tab/>L <text:tab/>C <text:tab/>E <text:tab/>S <text:tab/>T <text:tab/>A <text:tab/>D <text:tab/>E <text:tab/>U <text:tab/>X</text:p>
      <text:p text:style-name="P1">Q <text:tab/>U <text:tab/>A <text:tab/>T <text:tab/>R <text:tab/>E <text:tab/>T <text:tab/>R <text:tab/>O <text:tab/>I <text:tab/><text:tab/>S</text:p>
      <text:p text:style-name="P1">N <text:tab/>E <text:tab/>U <text:tab/>F <text:tab/>U <text:tab/>N <text:tab/>E <text:tab/>S <text:tab/>E <text:tab/>P<text:tab/>T</text:p>
      <text:p text:style-name="P2">H <text:tab/>U <text:tab/>I <text:tab/><text:tab/>T <text:tab/>A <text:tab/>K <text:s/>C <text:s/><text:tab/>I <text:s text:c="2"/><text:tab/>N <text:s/><text:tab/>Q<text:tab/>M</text:p>
      <text:p text:style-name="P2">L <text:tab/>S<text:tab/>I<text:tab/><text:tab/>X<text:tab/><text:tab/>W<text:tab/>D<text:tab/>I<text:tab/><text:tab/>X<text:tab/><text:tab/>L <text:tab/>J<text:tab/><text:tab/>C</text:p>
      <text:p text:style-name="P2">M<text:tab/>I<text:tab/><text:tab/>D<text:tab/>I<text:tab/><text:tab/>X<text:tab/><text:tab/>M<text:tab/>I<text:tab/><text:tab/>N<text:tab/>U<text:tab/>I<text:tab/><text:tab/>T</text:p>
      <text:p text:style-name="P2">O<text:tab/>N<text:tab/>Z<text:tab/><text:tab/>E<text:tab/><text:tab/>L<text:tab/><text:tab/>H<text:tab/>E<text:tab/><text:tab/>U<text:tab/>R<text:tab/>E<text:tab/><text:tab/>S</text:p>
      <text:p text:style-name="P2">M<text:tab/>O<text:tab/>I<text:tab/><text:tab/>N<text:tab/>S<text:tab/>B <text:tab/>L<text:tab/><text:tab/>E<text:tab/><text:tab/>D<text:tab/>I<text:tab/><text:tab/>X</text:p>
      <text:p text:style-name="P2">S <text:tab/>E<text:tab/><text:tab/>T<text:tab/><text:tab/>J<text:tab/><text:tab/>Q<text:tab/>U<text:tab/>A<text:tab/>R<text:tab/>T<text:tab/><text:tab/>N<text:tab/>O</text:p>
      <text:p text:style-name="P2">V<text:tab/><text:tab/>I<text:tab/><text:tab/>N<text:tab/>G<text:tab/>T<text:tab/><text:tab/>A<text:tab/>C<text:tab/>I<text:tab/><text:tab/>N<text:tab/>Q <text:tab/>L</text:p>
      <text:p text:style-name="P2">X <text:tab/>D<text:tab/>E<text:tab/><text:tab/>M<text:tab/>I<text:tab/><text:tab/>E<text:tab/><text:tab/>P<text:tab/>. <text:tab/><text:tab/>. <text:tab/><text:tab/>.<text:tab/><text:tab/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ugi" svg:font-family="Gu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37:57.897125202</meta:creation-date>
    <dc:date>2022-06-16T14:07:19.097004169</dc:date>
    <meta:editing-duration>PT39M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21" meta:character-count="318" meta:non-whitespace-character-count="121"/>
  </office:meta>
</office:document-meta>
</file>